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ga--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от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Сергей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аша Наташ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rina_Perveev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o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n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oltegir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sv.kro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-na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alina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gr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yst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ечерин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ig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ateika_ek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nk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Ан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tkri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Леля1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V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ikolaMer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ОЛЯ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Мариш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r_sv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Лен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ulki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lga 1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larsla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reg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Забав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s_Tm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nl_1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p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етрович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Юлала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Олег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mm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edy D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ulemi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Марина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arya 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Барка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krav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er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s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zi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yr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Андрей_Анатольевич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ytholog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ekv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Евгения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ronKit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КАП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Галактион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Чуч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l3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aypi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din09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alent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liy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VVasy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na-r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lenk@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nton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Y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ran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ri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URZi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Ста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kuvshinov_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ag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cervi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nP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ira99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Софья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Ленуся 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trik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iha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Ксюня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ksv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asp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x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Олечка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ov_vovy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Маша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tsv7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Евгений С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atya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kit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Булат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rig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Бори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Виктория 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оксана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ow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VG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fisk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ina_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А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Наталка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uzhil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Петр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Utepova E.A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emiDr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rolovforev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KRE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Lenk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mer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arfu4k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atta-t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Олав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nton4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lmir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izavet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Елена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Марина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vgeniy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z.stasy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Руслан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quetza1coat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Olga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rtmak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Екат. и Алек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anye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Vadi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Ната и Евгеша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Лада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03" calcext:value-type="float">
            <text:p>403</text:p>
          </table:table-cell>
          <table:table-cell office:value-type="float" office:value="313373" calcext:value-type="float">
            <text:p>3133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alter7G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Яся в домике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Александер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eregi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nokhi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Veru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a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АлексГ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Василий Масин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joikr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ark-ca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lou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*Natali*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uts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Jkty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erg0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oz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Андрей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Оксан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vetlana19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Марина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Дим22-3-7-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ysi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Z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vorobiev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i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ri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Ал-р Иванович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talema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Ирина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Наталия Константиновна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Борис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VAV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nast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gela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omno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ail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arok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-Oleg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i_gett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vgogotov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cdeat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ochro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Дмитрий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Fanst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Rumpelstilzch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MV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сосед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l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Tohan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Versaviy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wkMS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vetlana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ksenny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lex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Igor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AlexPu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виктория20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Kolibr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Katr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nna_23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Сэм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erg&amp;Val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Серёга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ilia_mihalic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ristinch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Екатерина117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DNK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Юлия Вик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tas.V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Акм</text:p>
          </table:table-cell>
        </table:table-row>
      </table:table>
      <table:named-expressions/>
      <table:database-ranges>
        <table:database-range table:name="__Anonymous_Sheet_DB__0" table:target-range-address="Sheet1.A1:Sheet1.D2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</meta:initial-creator>
    <meta:creation-date>2016-06-25T20:51:18.080740240</meta:creation-date>
    <dc:date>2016-06-25T21:15:57.455953422</dc:date>
    <dc:creator>Maxim </dc:creator>
    <meta:editing-duration>PT9M29S</meta:editing-duration>
    <meta:editing-cycles>1</meta:editing-cycles>
    <meta:document-statistic meta:table-count="1" meta:cell-count="824" meta:object-count="0"/>
    <meta:generator>LibreOffice/5.0.3.2$Linux_X86_64 LibreOffice_project/00m0$Build-2</meta:generator>
  </office:meta>
</office:document-meta>
</file>